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03141" loext:opacity="100%" style:font-name="SFMono-Regular" fo:font-size="12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03141" loext:opacity="100%" style:font-name="SFMono-Regular" fo:font-size="12pt" fo:letter-spacing="normal" fo:font-style="normal" fo:font-weight="normal" officeooo:paragraph-rsid="000f608d" loext:padding="0cm" loext:border="non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0d64a0"/>
    </style:style>
    <style:style style:name="T2" style:family="text">
      <style:text-properties fo:color="#9194ac" loext:opacity="100%"/>
    </style:style>
    <style:style style:name="T3" style:family="text">
      <style:text-properties fo:color="#1ea863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sumo – </text:span><text:span text:style-name="Strong_20_Emphasis"><text:span text:style-name="T1">Dia 1</text:span></text:span></text:h>
      <text:p text:style-name="P9">O material aborda a instalação, configuração e uso da <text:span text:style-name="Strong_20_Emphasis">ELK Stack</text:span> (Elasticsearch, Logstash e Kibana) para análise de logs e monitoramento. A ELK Stack é um conjunto de ferramentas de código aberto que permite coletar, processar, armazenar e visualizar dados em tempo real.</text:p>
      <text:list text:style-name="L1">
        <text:list-item>
          <text:p text:style-name="P10"><text:span text:style-name="Strong_20_Emphasis">Elasticsearch</text:span>: Mecanismo de busca e análise de alto desempenho baseado no Apache Lucene, ideal para armazenar e consultar logs. </text:p>
        </text:list-item>
        <text:list-item>
          <text:p text:style-name="P10"><text:span text:style-name="Strong_20_Emphasis">Logstash</text:span>: Pipeline de processamento de dados que coleta, transforma e envia informações para o Elasticsearch. </text:p>
        </text:list-item>
        <text:list-item>
          <text:p text:style-name="P11"><text:span text:style-name="Strong_20_Emphasis">Kibana</text:span>: Interface de visualização para explorar e analisar os dados armazenados no Elasticsearch, com gráficos, dashboards e mapas interativos. </text:p>
        </text:list-item>
      </text:list>
      <text:h text:style-name="Heading_20_3" text:outline-level="3"><text:span text:style-name="Strong_20_Emphasis">Instalação e Configuração</text:span></text:h>
      <text:list text:style-name="L2">
        <text:list-item>
          <text:p text:style-name="P4"><text:span text:style-name="Strong_20_Emphasis">Ambiente</text:span>: Utilização do VirtualBox e instalação do Ubuntu Server. </text:p>
        </text:list-item>
        <text:list-item>
          <text:p text:style-name="P4"><text:span text:style-name="Strong_20_Emphasis">Instalação do Elasticsearch</text:span>: </text:p>
          <text:list>
            <text:list-item>
              <text:p text:style-name="P4">Atualização do sistema </text:p>
            </text:list-item>
            <text:list-item>
              <text:p text:style-name="P4">Instalação do Java </text:p>
            </text:list-item>
            <text:list-item>
              <text:p text:style-name="P4">Adição do repositório Elastic Stack </text:p>
            </text:list-item>
            <text:list-item>
              <text:p text:style-name="P4">Configuração do arquivo <text:span text:style-name="Source_20_Text">elasticsearch.yml</text:span> </text:p>
            </text:list-item>
          </text:list>
        </text:list-item>
        <text:list-item>
          <text:p text:style-name="P4"><text:span text:style-name="Strong_20_Emphasis">Instalação do Kibana</text:span>: </text:p>
          <text:list>
            <text:list-item>
              <text:p text:style-name="P4">Configuração do arquivo <text:span text:style-name="Source_20_Text">kibana.yml</text:span> </text:p>
            </text:list-item>
            <text:list-item>
              <text:p text:style-name="P4">Acesso via navegador na porta 5601 </text:p>
            </text:list-item>
          </text:list>
        </text:list-item>
        <text:list-item>
          <text:p text:style-name="P4"><text:span text:style-name="Strong_20_Emphasis">Instalação do Logstash</text:span>: </text:p>
          <text:list>
            <text:list-item>
              <text:p text:style-name="P4">Configuração de entrada e saída dos dados </text:p>
            </text:list-item>
            <text:list-item>
              <text:p text:style-name="P4">Envio de logs para o Elasticsearch </text:p>
            </text:list-item>
          </text:list>
        </text:list-item>
        <text:list-item>
          <text:p text:style-name="P4"><text:span text:style-name="Strong_20_Emphasis">Instalação do Filebeat</text:span>: </text:p>
          <text:list>
            <text:list-item>
              <text:p text:style-name="P4">Configuração do envio de logs para o Logstash </text:p>
            </text:list-item>
            <text:list-item>
              <text:p text:style-name="P4">Habilitação de módulos para coletar logs do sistema </text:p>
            </text:list-item>
            <text:list-item>
              <text:p text:style-name="P3">Configuração dos dashboards no Kibana </text:p>
            </text:list-item>
          </text:list>
        </text:list-item>
      </text:list>
      <text:h text:style-name="Heading_20_3" text:outline-level="3"><text:span text:style-name="Strong_20_Emphasis">Testes e Uso</text:span></text:h>
      <text:list text:style-name="L3">
        <text:list-item>
          <text:p text:style-name="P6">Criação de índices no Elasticsearch </text:p>
        </text:list-item>
        <text:list-item>
          <text:p text:style-name="P6">Envio e consulta de dados usando <text:span text:style-name="Source_20_Text">curl</text:span> </text:p>
        </text:list-item>
        <text:list-item>
          <text:p text:style-name="P5">Configuração de dashboards no Kibana para visualização dos logs </text:p>
        </text:list-item>
      </text:list>
      <text:p text:style-name="Horizontal_20_Line"/>
      <text:h text:style-name="Heading_20_3" text:outline-level="3"><text:span text:style-name="Strong_20_Emphasis">Perguntas e Respostas</text:span></text:h>
      <text:list text:style-name="L4">
        <text:list-item>
          <text:p text:style-name="P7"><text:span text:style-name="Strong_20_Emphasis">O que é a ELK Stack?</text:span><text:line-break/>A ELK Stack é um conjunto de ferramentas composto por Elasticsearch, Logstash e Kibana, utilizado para análise de logs, monitoramento e visualização de dados.</text:p>
        </text:list-item>
        <text:list-item>
          <text:p text:style-name="P7"><text:span text:style-name="Strong_20_Emphasis">Qual a função do Elasticsearch?</text:span><text:line-break/>Ele é um mecanismo de busca e análise distribuído, baseado no Apache Lucene, usado para armazenar e consultar dados em tempo real.</text:p>
        </text:list-item>
        <text:list-item>
          <text:p text:style-name="P7"><text:soft-page-break/><text:span text:style-name="Strong_20_Emphasis">O que faz o Logstash?</text:span><text:line-break/>O Logstash é um pipeline de processamento de dados que coleta informações de diversas fontes, transforma e as envia para um destino, como o Elasticsearch.</text:p>
        </text:list-item>
        <text:list-item>
          <text:p text:style-name="P7"><text:span text:style-name="Strong_20_Emphasis">Para que serve o Kibana?</text:span><text:line-break/>O Kibana é uma ferramenta de visualização de dados que permite explorar e analisar logs processados pelo Elasticsearch e Logstash.</text:p>
        </text:list-item>
        <text:list-item>
          <text:p text:style-name="P7"><text:span text:style-name="Strong_20_Emphasis">Quais são os passos básicos para instalar o ELK Stack?</text:span></text:p>
          <text:list>
            <text:list-item>
              <text:p text:style-name="P8">Instalar e configurar o Elasticsearch </text:p>
            </text:list-item>
            <text:list-item>
              <text:p text:style-name="P8">Instalar e configurar o Kibana </text:p>
            </text:list-item>
            <text:list-item>
              <text:p text:style-name="P8">Instalar e configurar o Logstash </text:p>
            </text:list-item>
            <text:list-item>
              <text:p text:style-name="P8">Instalar e configurar o Filebeat para envio de logs </text:p>
            </text:list-item>
          </text:list>
        </text:list-item>
        <text:list-item>
          <text:p text:style-name="P7"><text:span text:style-name="Strong_20_Emphasis">Por que o Java é necessário para o Elasticsearch?</text:span><text:line-break/>Porque o Elasticsearch é desenvolvido em Java e depende do Java Runtime Environment (JRE) para execução.</text:p>
        </text:list-item>
        <text:list-item>
          <text:p text:style-name="P7"><text:span text:style-name="Strong_20_Emphasis">Como acessar o Kibana após a instalação?</text:span><text:line-break/>Pelo navegador, na URL <text:span text:style-name="Source_20_Text">http://ip-do-servidor:5601</text:span>.</text:p>
        </text:list-item>
        <text:list-item>
          <text:p text:style-name="P7"><text:span text:style-name="Strong_20_Emphasis">O que é um índice no Elasticsearch?</text:span><text:line-break/>Um índice é um agrupamento lógico de documentos no Elasticsearch, semelhante a uma tabela em bancos de dados relacionais.</text:p>
        </text:list-item>
        <text:list-item>
          <text:p text:style-name="P7"><text:span text:style-name="Strong_20_Emphasis">Como o Logstash processa os dados?</text:span><text:line-break/>Ele utiliza um pipeline que inclui <text:span text:style-name="Strong_20_Emphasis">entrada (input)</text:span>, <text:span text:style-name="Strong_20_Emphasis">filtros (filters, opcionais)</text:span> e <text:span text:style-name="Strong_20_Emphasis">saída (output)</text:span>, processando os dados antes de armazená-los.</text:p>
        </text:list-item>
        <text:list-item>
          <text:p text:style-name="P7"><text:span text:style-name="Strong_20_Emphasis">Qual a finalidade do Filebeat na ELK Stack?</text:span><text:line-break/>Ele coleta e encaminha logs de servidores e aplicativos para o Logstash ou diretamente para o Elasticsearch.</text:p>
        </text:list-item>
      </text:list>
      <text:p text:style-name="Text_20_body">Este material é útil para administradores de sistemas e analistas de dados que desejam configurar um ambiente eficiente de análise de logs.</text:p>
      <text:p text:style-name="P2"><text:span text:style-name="T3"/></text:p>
      <text:p text:style-name="Standard">wget http://media.sundog-soft.com/es7/shakes-mapping.json</text:p>
      <text:p text:style-name="Standard"><text:s/></text:p>
      <text:p text:style-name="Standard">curl -H 'Content-Type: application/json' -XPUT 127.0.0.1:9200/shakespeare --data-binary @shakes-mapping.json</text:p>
      <text:p text:style-name="Standard">wget http://media.sundog-soft.com/es7/shakespeare_7.0.json</text:p>
      <text:p text:style-name="Standard"><text:s/></text:p>
      <text:p text:style-name="Standard">curl -H 'Content-Type: application/json' -XPOST '127.0.0.1:9200/shakespeare/_bulk?pretty' --data-binary</text:p>
      <text:p text:style-name="Standard">@shakespeare_7.0.json</text:p>
      <text:p text:style-name="Standard"/>
      <text:p text:style-name="Standard">curl -H 'Content-Type: application/json' -XGET</text:p>
      <text:p text:style-name="Standard">'127.0.0.1:9200/shakespeare/_search?pretty' -d '</text:p>
      <text:p text:style-name="Standard">{</text:p>
      <text:p text:style-name="Standard">"query" : {</text:p>
      <text:p text:style-name="Standard">"match_phrase" : {</text:p>
      <text:p text:style-name="Standard">"text_entry" : "to be or not to be"</text:p>
      <text:p text:style-name="Standard">}</text:p>
      <text:p text:style-name="Standard">}</text:p>
      <text:p text:style-name="Standard">}</text:p>
      <text:p text:style-name="Standard"><text:soft-page-break/>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1c1c1c" style:writing-mode="lr-tb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8:46:41.902709298</meta:creation-date>
    <dc:date>2025-03-07T08:53:38.325807805</dc:date>
    <meta:editing-duration>PT6M5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59" meta:word-count="576" meta:character-count="3744" meta:non-whitespace-character-count="3234"/>
  </office:meta>
</office:document-meta>
</file>